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-color="#cccccc" draw:textarea-horizontal-align="justify" draw:textarea-vertical-align="middle" draw:auto-grow-height="false" fo:min-height="1.295cm" fo:min-width="2.95cm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draw:fill="none" fo:min-height="0.738cm"/>
    </style:style>
    <style:style style:name="gr4" style:family="graphic" style:parent-style-name="standard">
      <style:graphic-properties draw:stroke="none" draw:fill="none" fo:min-height="2.212cm"/>
    </style:style>
    <style:style style:name="gr5" style:family="graphic" style:parent-style-name="objectwithoutfill">
      <style:graphic-properties svg:stroke-width="0.106cm" draw:marker-start="Arrow" draw:marker-start-width="0.358cm" draw:marker-end="" draw:marker-end-width="0.4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none" draw:fill="none" fo:min-height="0.954cm"/>
    </style:style>
    <style:style style:name="gr7" style:family="graphic" style:parent-style-name="standard">
      <style:graphic-properties draw:stroke="none" draw:fill="none" fo:min-height="1.475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style:font-name="DejaVu Sans" fo:font-weight="bold" style:font-weight-asian="bold" style:font-weight-complex="bold"/>
    </style:style>
    <style:style style:name="P3" style:family="paragraph">
      <loext:graphic-properties draw:fill="none"/>
      <style:paragraph-properties fo:margin-top="0cm" fo:margin-bottom="0cm" fo:text-align="center"/>
      <style:text-properties fo:font-weight="bold" style:font-weight-asian="bold" style:font-weight-complex="bold"/>
    </style:style>
    <style:style style:name="P4" style:family="paragraph">
      <loext:graphic-properties draw:fill="none"/>
      <style:text-properties style:font-name="DejaVu Sans"/>
    </style:style>
    <style:style style:name="P5" style:family="paragraph">
      <loext:graphic-properties draw:fill="none"/>
      <style:paragraph-properties fo:text-align="center"/>
      <style:text-properties style:font-name="DejaVu Sans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style:text-position="0% 100%" style:font-name="DejaVu Sans"/>
    </style:style>
    <style:style style:name="T1" style:family="text">
      <style:text-properties style:font-name="DejaVu Sans" fo:font-weight="bold" style:font-weight-asian="bold" style:font-weight-complex="bold"/>
    </style:style>
    <style:style style:name="T2" style:family="text">
      <style:text-properties style:text-position="-33% 58%" style:font-name="DejaVu Sans" fo:font-weight="bold" style:font-weight-asian="bold" style:font-weight-complex="bold"/>
    </style:style>
    <style:style style:name="T3" style:family="text">
      <style:text-properties style:text-position="0% 100%" style:font-name="DejaVu Sans" fo:font-weight="bold" style:font-weight-asian="bold" style:font-weight-complex="bold"/>
    </style:style>
    <style:style style:name="T4" style:family="text">
      <style:text-properties style:text-position="33% 58%" style:font-name="DejaVu San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3.556cm" svg:height="1.651cm" svg:x="3.772cm" svg:y="5.826cm">
            <text:p text:style-name="P1"><text:span text:style-name="T1">S</text:span><text:span text:style-name="T2">p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556cm" svg:height="1.651cm" svg:x="13.672cm" svg:y="5.826cm">
            <text:p text:style-name="P1"><text:span text:style-name="T1">A</text:span>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2" draw:layer="layout" svg:width="3.556cm" svg:height="1.651cm" svg:x="8.722cm" svg:y="10.726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272cm" svg:y1="6.234cm" svg:x2="12.729cm" svg:y2="6.234cm">
          <text:p/>
        </draw:line>
        <draw:frame draw:style-name="gr3" draw:text-style-name="P4" draw:layer="layout" svg:width="1.6cm" svg:height="0.988cm" svg:x="9.7cm" svg:y="5.195cm">
          <draw:text-box>
            <text:p text:style-name="P1"><text:span text:style-name="T1">γS</text:span></text:p>
          </draw:text-box>
        </draw:frame>
        <draw:frame draw:style-name="gr4" draw:text-style-name="P5" draw:layer="layout" svg:width="6.794cm" svg:height="2.462cm" svg:x="7.103cm" svg:y="6.395cm">
          <draw:text-box>
            <text:p text:style-name="P1"><text:span text:style-name="T1">β(1-ξ)SA</text:span></text:p>
            <text:p text:style-name="P1"><text:span text:style-name="T1">βξΡ</text:span></text:p>
          </draw:text-box>
        </draw:frame>
        <draw:g>
          <draw:line draw:style-name="gr2" draw:text-style-name="P3" draw:layer="layout" svg:x1="16.223cm" svg:y1="8.629cm" svg:x2="13.072cm" svg:y2="11.78cm">
            <text:p/>
          </draw:line>
          <draw:line draw:style-name="gr5" draw:text-style-name="P6" draw:layer="layout" svg:x1="15.729cm" svg:y1="8.134cm" svg:x2="12.578cm" svg:y2="11.285cm">
            <text:p/>
          </draw:line>
        </draw:g>
        <draw:frame draw:style-name="gr3" draw:text-style-name="P4" draw:layer="layout" svg:width="1.6cm" svg:height="0.988cm" svg:x="12.7cm" svg:y="8.695cm">
          <draw:text-box>
            <text:p text:style-name="P1"><text:span text:style-name="T1">ζΑ</text:span></text:p>
          </draw:text-box>
        </draw:frame>
        <draw:frame draw:style-name="gr4" draw:text-style-name="P5" draw:layer="layout" svg:width="2.164cm" svg:height="2.462cm" svg:x="14.7cm" svg:y="9.695cm">
          <draw:text-box>
            <text:p text:style-name="P1"><text:span text:style-name="T1">σR </text:span></text:p>
            <text:p text:style-name="P1"><text:span text:style-name="T1">vRA <text:s/></text:span></text:p>
          </draw:text-box>
        </draw:frame>
        <draw:line draw:style-name="gr2" draw:text-style-name="P3" draw:layer="layout" svg:x1="8.302cm" svg:y1="11.179cm" svg:x2="5.151cm" svg:y2="8.028cm">
          <text:p/>
        </draw:line>
        <draw:frame draw:style-name="gr3" draw:text-style-name="P4" draw:layer="layout" svg:width="1.6cm" svg:height="0.988cm" svg:x="5.1cm" svg:y="9.495cm">
          <draw:text-box>
            <text:p text:style-name="P1"><text:span text:style-name="T1">δR</text:span></text:p>
          </draw:text-box>
        </draw:frame>
        <draw:line draw:style-name="gr2" draw:text-style-name="P3" draw:layer="layout" svg:x1="15.474cm" svg:y1="5.561cm" svg:x2="15.474cm" svg:y2="4.334cm">
          <text:p/>
        </draw:line>
        <draw:frame draw:style-name="gr6" draw:text-style-name="P7" draw:layer="layout" svg:width="1.91cm" svg:height="1.204cm" svg:x="15.6cm" svg:y="4.695cm">
          <draw:text-box>
            <text:p text:style-name="P1"><text:span text:style-name="T3">μ</text:span><text:span text:style-name="T4">*</text:span><text:span text:style-name="T3">Α </text:span></text:p>
          </draw:text-box>
        </draw:frame>
        <draw:line draw:style-name="gr2" draw:text-style-name="P3" draw:layer="layout" svg:x1="10.461cm" svg:y1="12.66cm" svg:x2="10.461cm" svg:y2="13.887cm">
          <text:p/>
        </draw:line>
        <draw:frame draw:style-name="gr3" draw:text-style-name="P4" draw:layer="layout" svg:width="1.6cm" svg:height="0.988cm" svg:x="10.586cm" svg:y="12.822cm">
          <draw:text-box>
            <text:p text:style-name="P1"><text:span text:style-name="T1">μR</text:span></text:p>
          </draw:text-box>
        </draw:frame>
        <draw:line draw:style-name="gr2" draw:text-style-name="P3" draw:layer="layout" svg:x1="3.16cm" svg:y1="6.547cm" svg:x2="1.933cm" svg:y2="6.547cm">
          <text:p/>
        </draw:line>
        <draw:frame draw:style-name="gr3" draw:text-style-name="P4" draw:layer="layout" svg:width="1.6cm" svg:height="0.988cm" svg:x="1.772cm" svg:y="5.296cm">
          <draw:text-box>
            <text:p text:style-name="P1"><text:span text:style-name="T1">μS</text:span></text:p>
          </draw:text-box>
        </draw:frame>
        <draw:line draw:style-name="gr2" draw:text-style-name="P3" draw:layer="layout" svg:x1="1.96cm" svg:y1="7.047cm" svg:x2="3.187cm" svg:y2="7.047cm">
          <text:p/>
        </draw:line>
        <draw:frame draw:style-name="gr7" draw:text-style-name="P5" draw:layer="layout" svg:width="4.191cm" svg:height="1.725cm" svg:x="0.271cm" svg:y="7.596cm">
          <draw:text-box>
            <text:p text:style-name="P1"><text:span text:style-name="T1">μ(S+P+R)</text:span></text:p>
            <text:p text:style-name="P1"><text:span text:style-name="T1">+μ</text:span><text:span text:style-name="T4">*</text:span><text:span text:style-name="T3">Α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1" draw:fill-hatch-name="Hatching_20_1" draw:fill-image-name="Bitmap_20_1" fo:padding-top="0.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0T13:41:46.310718195</meta:creation-date>
    <meta:editing-duration>PT12M13S</meta:editing-duration>
    <meta:editing-cycles>2</meta:editing-cycles>
    <meta:generator>LibreOffice/6.1.5.2$Linux_X86_64 LibreOffice_project/10$Build-2</meta:generator>
    <dc:date>2019-05-10T14:04:09.580130342</dc:date>
    <meta:document-statistic meta:object-count="22"/>
  </office:meta>
</office:document-meta>
</file>